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1" table:number-columns-repeated="11" table:default-cell-style-name="ce2"/>
        <table:table-row table:style-name="ro1" table:number-rows-repeated="5">
          <table:table-cell table:number-columns-repeated="2"/>
          <table:table-cell table:style-name="Default" table:number-columns-repeated="2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formula="of:=FLOOR(([.E6]-1)/3;1)+1" office:value-type="float" office:value="1" calcext:value-type="float">
            <text:p>1</text:p>
          </table:table-cell>
          <table:table-cell table:style-name="ce1" table:formula="of:=FLOOR(([.F6]-1)/3;1)+1" office:value-type="float" office:value="1" calcext:value-type="float">
            <text:p>1</text:p>
          </table:table-cell>
          <table:table-cell table:style-name="ce1" table:formula="of:=FLOOR(([.G6]-1)/3;1)+1" office:value-type="float" office:value="1" calcext:value-type="float">
            <text:p>1</text:p>
          </table:table-cell>
          <table:table-cell table:style-name="ce1" table:formula="of:=FLOOR(([.H6]-1)/3;1)+1" office:value-type="float" office:value="2" calcext:value-type="float">
            <text:p>2</text:p>
          </table:table-cell>
          <table:table-cell table:style-name="ce1" table:formula="of:=FLOOR(([.I6]-1)/3;1)+1" office:value-type="float" office:value="2" calcext:value-type="float">
            <text:p>2</text:p>
          </table:table-cell>
          <table:table-cell table:style-name="ce1" table:formula="of:=FLOOR(([.J6]-1)/3;1)+1" office:value-type="float" office:value="2" calcext:value-type="float">
            <text:p>2</text:p>
          </table:table-cell>
          <table:table-cell table:style-name="ce1" table:formula="of:=FLOOR(([.K6]-1)/3;1)+1" office:value-type="float" office:value="3" calcext:value-type="float">
            <text:p>3</text:p>
          </table:table-cell>
          <table:table-cell table:style-name="ce1" table:formula="of:=FLOOR(([.L6]-1)/3;1)+1" office:value-type="float" office:value="3" calcext:value-type="float">
            <text:p>3</text:p>
          </table:table-cell>
          <table:table-cell table:style-name="ce1" table:formula="of:=FLOOR(([.M6]-1)/3;1)+1" office:value-type="float" office:value="3" calcext:value-type="float">
            <text:p>3</text:p>
          </table:table-cell>
          <table:table-cell table:style-name="ce1" table:formula="of:=FLOOR(([.N6]-1)/3;1)+1" office:value-type="float" office:value="4" calcext:value-type="float">
            <text:p>4</text:p>
          </table:table-cell>
          <table:table-cell table:style-name="ce1" table:formula="of:=FLOOR(([.O6]-1)/3;1)+1" office:value-type="float" office:value="4" calcext:value-type="float">
            <text:p>4</text:p>
          </table:table-cell>
          <table:table-cell table:style-name="ce1" table:formula="of:=FLOOR(([.P6]-1)/3;1)+1" office:value-type="float" office:value="4" calcext:value-type="float">
            <text:p>4</text:p>
          </table:table-cell>
          <table:table-cell table:style-name="ce1" table:formula="of:=FLOOR(([.Q6]-1)/3;1)+1" office:value-type="float" office:value="5" calcext:value-type="float">
            <text:p>5</text:p>
          </table:table-cell>
          <table:table-cell table:style-name="ce1" table:formula="of:=FLOOR(([.R6]-1)/3;1)+1" office:value-type="float" office:value="5" calcext:value-type="float">
            <text:p>5</text:p>
          </table:table-cell>
          <table:table-cell table:style-name="ce1" table:formula="of:=FLOOR(([.S6]-1)/3;1)+1" office:value-type="float" office:value="5" calcext:value-type="float">
            <text:p>5</text:p>
          </table:table-cell>
          <table:table-cell table:style-name="ce1" table:formula="of:=FLOOR(([.T6]-1)/3;1)+1" office:value-type="float" office:value="6" calcext:value-type="float">
            <text:p>6</text:p>
          </table:table-cell>
          <table:table-cell table:style-name="ce1" table:formula="of:=FLOOR(([.U6]-1)/3;1)+1" office:value-type="float" office:value="6" calcext:value-type="float">
            <text:p>6</text:p>
          </table:table-cell>
          <table:table-cell table:style-name="ce1" table:formula="of:=FLOOR(([.V6]-1)/3;1)+1" office:value-type="float" office:value="6" calcext:value-type="float">
            <text:p>6</text:p>
          </table:table-cell>
          <table:table-cell table:style-name="ce1" table:formula="of:=FLOOR(([.W6]-1)/3;1)+1" office:value-type="float" office:value="7" calcext:value-type="float">
            <text:p>7</text:p>
          </table:table-cell>
          <table:table-cell table:style-name="ce1" table:formula="of:=FLOOR(([.X6]-1)/3;1)+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ss</text:p>
          </table:table-cell>
          <table:table-cell table:formula="of:=FLOOR(([.B9]-1)/3;1)+1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e</text:p>
          </table:table-cell>
          <table:table-cell table:formula="of:=FLOOR(([.B10]-1)/3;1)+1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m</text:p>
          </table:table-cell>
          <table:table-cell table:formula="of:=FLOOR(([.B11]-1)/3;1)+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ss</text:p>
          </table:table-cell>
          <table:table-cell table:formula="of:=FLOOR(([.B12]-1)/3;1)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e</text:p>
          </table:table-cell>
          <table:table-cell table:formula="of:=FLOOR(([.B13]-1)/3;1)+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m</text:p>
          </table:table-cell>
          <table:table-cell table:formula="of:=FLOOR(([.B14]-1)/3;1)+1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ss</text:p>
          </table:table-cell>
          <table:table-cell table:formula="of:=FLOOR(([.B15]-1)/3;1)+1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ne</text:p>
          </table:table-cell>
          <table:table-cell table:formula="of:=FLOOR(([.B16]-1)/3;1)+1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om</text:p>
          </table:table-cell>
          <table:table-cell table:formula="of:=FLOOR(([.B17]-1)/3;1)+1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ss</text:p>
          </table:table-cell>
          <table:table-cell table:formula="of:=FLOOR(([.B18]-1)/3;1)+1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e</text:p>
          </table:table-cell>
          <table:table-cell table:formula="of:=FLOOR(([.B19]-1)/3;1)+1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m</text:p>
          </table:table-cell>
          <table:table-cell table:formula="of:=FLOOR(([.B20]-1)/3;1)+1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ss</text:p>
          </table:table-cell>
          <table:table-cell table:formula="of:=FLOOR(([.B21]-1)/3;1)+1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ne</text:p>
          </table:table-cell>
          <table:table-cell table:formula="of:=FLOOR(([.B22]-1)/3;1)+1"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m</text:p>
          </table:table-cell>
          <table:table-cell table:formula="of:=FLOOR(([.B23]-1)/3;1)+1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ss</text:p>
          </table:table-cell>
          <table:table-cell table:formula="of:=FLOOR(([.B24]-1)/3;1)+1" office:value-type="float" office:value="6" calcext:value-type="float">
            <text:p>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e</text:p>
          </table:table-cell>
          <table:table-cell table:formula="of:=FLOOR(([.B25]-1)/3;1)+1" office:value-type="float" office:value="6" calcext:value-type="float">
            <text:p>6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m</text:p>
          </table:table-cell>
          <table:table-cell table:formula="of:=FLOOR(([.B26]-1)/3;1)+1" office:value-type="float" office:value="6" calcext:value-type="float">
            <text:p>6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ss</text:p>
          </table:table-cell>
          <table:table-cell table:formula="of:=FLOOR(([.B27]-1)/3;1)+1" office:value-type="float" office:value="7" calcext:value-type="float">
            <text:p>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ne</text:p>
          </table:table-cell>
          <table:table-cell table:formula="of:=FLOOR(([.B28]-1)/3;1)+1" office:value-type="float" office:value="7" calcext:value-type="float">
            <text:p>7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11:29:08.737247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1:29:14.021893024</meta:creation-date>
    <meta:editing-duration>PT23H13M35S</meta:editing-duration>
    <meta:editing-cycles>2</meta:editing-cycles>
    <meta:generator>LibreOffice/4.2.7.2$Linux_X86_64 LibreOffice_project/420m0$Build-2</meta:generator>
    <dc:date>2015-03-03T10:57:50.015582286</dc:date>
    <meta:document-statistic meta:table-count="1" meta:cell-count="149" meta:object-count="0"/>
  </office:meta>
</office:document-meta>
</file>